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13677e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250935" officeooo:paragraph-rsid="0013677e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13677e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1524cb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1c0a82" officeooo:paragraph-rsid="0013677e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c0a82" officeooo:paragraph-rsid="0013a4c8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c0a82" officeooo:paragraph-rsid="0013677e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13677e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normal" officeooo:rsid="0017a642" officeooo:paragraph-rsid="0017a642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officeooo:rsid="0017a642" officeooo:paragraph-rsid="001a162d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normal" officeooo:rsid="001b1f01" officeooo:paragraph-rsid="001b1f0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fo:font-weight="normal" officeooo:rsid="001d743c" officeooo:paragraph-rsid="001d743c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fo:font-weight="normal" officeooo:rsid="0021ecbd" officeooo:paragraph-rsid="0021ecbd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normal" officeooo:rsid="00235e9a" officeooo:paragraph-rsid="00235e9a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260cec"/>
    </style:style>
    <style:style style:name="T2" style:family="text">
      <style:text-properties officeooo:rsid="001d41f9"/>
    </style:style>
    <style:style style:name="T3" style:family="text">
      <style:text-properties officeooo:rsid="001ec8bc"/>
    </style:style>
    <style:style style:name="T4" style:family="text">
      <style:text-properties officeooo:rsid="00209421"/>
    </style:style>
    <style:style style:name="T5" style:family="text">
      <style:text-properties officeooo:rsid="0022b866"/>
    </style:style>
    <style:style style:name="T6" style:family="text">
      <style:text-properties officeooo:rsid="002156b4"/>
    </style:style>
    <style:style style:name="T7" style:family="text">
      <style:text-properties officeooo:rsid="00247092"/>
    </style:style>
    <style:style style:name="T8" style:family="text">
      <style:text-properties officeooo:rsid="00250935"/>
    </style:style>
    <style:style style:name="T9" style:family="text">
      <style:text-properties officeooo:rsid="0028ff6f"/>
    </style:style>
    <style:style style:name="T10" style:family="text">
      <style:text-properties officeooo:rsid="0029ee60"/>
    </style:style>
    <style:style style:name="T11" style:family="text">
      <style:text-properties officeooo:rsid="002a5728"/>
    </style:style>
    <style:style style:name="T12" style:family="text">
      <style:text-properties officeooo:rsid="002aea5b"/>
    </style:style>
    <style:style style:name="T13" style:family="text">
      <style:text-properties officeooo:rsid="001a1e11"/>
    </style:style>
    <style:style style:name="T14" style:family="text">
      <style:text-properties officeooo:rsid="0021e15c"/>
    </style:style>
    <style:style style:name="T15" style:family="text">
      <style:text-properties officeooo:rsid="00235e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stions Focus Group (t=1semaine)</text:p>
      <text:p text:style-name="P7"/>
      <text:p text:style-name="P6">1) Quel texte <text:span text:style-name="T9">vous a le plus marqué </text:span>?</text:p>
      <text:p text:style-name="P5"/>
      <text:p text:style-name="P1">-</text:p>
      <text:p text:style-name="P5"/>
      <text:p text:style-name="P5"/>
      <text:p text:style-name="P6">2) Vous <text:span text:style-name="T10">voyez-vous </text:span>lire avec ce dispositif ?</text:p>
      <text:p text:style-name="P5"/>
      <text:p text:style-name="P1">-</text:p>
      <text:p text:style-name="P1"/>
      <text:p text:style-name="P6">3) Comment <text:span text:style-name="T11">pouvez-vous décrire </text:span>l’expérience que vous avez vécu ?</text:p>
      <text:p text:style-name="P5"/>
      <text:p text:style-name="P1">-</text:p>
      <text:p text:style-name="P1"/>
      <text:p text:style-name="P4">4) <text:span text:style-name="T12">Qu’est ce que Harry Potter a reçu pour noël et par qui ? (texte 1)</text:span></text:p>
      <text:p text:style-name="P3"/>
      <text:p text:style-name="P1">- <text:span text:style-name="T3">Fifty pence de son oncle Vernon et sa tante Petunia. (3 points)</text:span></text:p>
      <text:p text:style-name="P1">- <text:span text:style-name="T3">Un sweat de la mère de Ron avec des chocolats (“fudge”) (3 points)</text:span></text:p>
      <text:p text:style-name="P1">- <text:span text:style-name="T3">Une cape invisible de son père avant qu’il meurt donné par Dumbledore (3 points)</text:span></text:p>
      <text:p text:style-name="P1"/>
      <text:p text:style-name="P9">Total : 9 points</text:p>
      <text:p text:style-name="P1"/>
      <text:p text:style-name="P4"><text:span text:style-name="T4">5</text:span>) <text:span text:style-name="T4">Avec qui est Harry Potter ? (texte 1)</text:span></text:p>
      <text:p text:style-name="P3"/>
      <text:p text:style-name="P1">- <text:span text:style-name="T4">Seulement Ron. (1 point)</text:span></text:p>
      <text:p text:style-name="P1"/>
      <text:p text:style-name="P10">Total : <text:span text:style-name="T13">1 </text:span>point</text:p>
      <text:p text:style-name="P1"/>
      <text:p text:style-name="P4"><text:span text:style-name="T5">6</text:span>) <text:span text:style-name="T2">Qu’est ce que Harry Potter a reçu pour noël et par qui ? (texte 2)</text:span></text:p>
      <text:p text:style-name="P3"/>
      <text:p text:style-name="P1">- <text:span text:style-name="T4">Un curedent et un mode des Dursleys demande s’il reste à Hogwarts pour l’été. (2 points)</text:span></text:p>
      <text:p text:style-name="P1">- <text:s/><text:span text:style-name="T4">Des chocolats de Hagrid (“fudge”) = marshmallow. (2 points)</text:span></text:p>
      <text:p text:style-name="P1">- <text:span text:style-name="T4">Un livre “Fly­ing with the Can­nons” de Ron parlant du Quidditch. (2 points)</text:span></text:p>
      <text:p text:style-name="P1">- <text:span text:style-name="T6">Une splendide plume de Hermione. (2 points)</text:span></text:p>
      <text:p text:style-name="P1">- <text:span text:style-name="T5">Encore des chocolats et un cake des Weasley. (2 points)</text:span></text:p>
      <text:p text:style-name="P1"/>
      <text:p text:style-name="P11">Total : <text:span text:style-name="T14">8</text:span> points</text:p>
      <text:p text:style-name="P1"/>
      <text:p text:style-name="P4"><text:span text:style-name="T5">7</text:span>) <text:span text:style-name="T5">Avec qui est Harry lors de l’ouverture des cadeaux ? (texte 2)</text:span></text:p>
      <text:p text:style-name="P4"/>
      <text:p text:style-name="P1">- <text:span text:style-name="T5">Ron et Hermione (1 point)</text:span></text:p>
      <text:p text:style-name="P1"/>
      <text:p text:style-name="P1"><text:soft-page-break/></text:p>
      <text:p text:style-name="P1"/>
      <text:p text:style-name="P4"><text:span text:style-name="T5">8</text:span>) <text:span text:style-name="T5">Que prévoient de faire Harry, Ron et Hermione? (texte 2)</text:span></text:p>
      <text:p text:style-name="P3"/>
      <text:p text:style-name="P1">- <text:span text:style-name="T5">Une potion magique (1 point)</text:span></text:p>
      <text:p text:style-name="P1"/>
      <text:p text:style-name="P12">Total : 1 point</text:p>
      <text:p text:style-name="P1"/>
      <text:p text:style-name="P4"><text:span text:style-name="T7">9</text:span>) <text:span text:style-name="T7">Comment se fait réveiller Harry et par qui ? (texte 3)</text:span></text:p>
      <text:p text:style-name="P3"/>
      <text:p text:style-name="P1">- <text:span text:style-name="T7">Par Ron avec un coup d’oreiller. (2 points)</text:span></text:p>
      <text:p text:style-name="P1"/>
      <text:p text:style-name="P13">Total : 2 points</text:p>
      <text:p text:style-name="P1"/>
      <text:p text:style-name="P4"><text:span text:style-name="T7">10</text:span>) <text:s/><text:span text:style-name="T8">Qu’est ce que Harry Potter a reçu pour noël et de qui <text:s/>? (texte 3)</text:span></text:p>
      <text:p text:style-name="P3"/>
      <text:p text:style-name="P1">- <text:span text:style-name="T8">Un “firebolt” = balai pour voler, mais il n’y avait pas de cartes avec.</text:span></text:p>
      <text:p text:style-name="P2">Harry pense que c’est Lupin qui a envoyé cela. <text:span text:style-name="T15">(3 points)</text:span><text:tab/></text:p>
      <text:p text:style-name="P1"/>
      <text:p text:style-name="P14">Total : 3 points</text:p>
      <text:p text:style-name="P1"/>
      <text:p text:style-name="P4"><text:span text:style-name="T7">11</text:span>) <text:span text:style-name="T1">Avec qui est Harry ? Comment ont réagi ces personnes s’il y en a ? (texte 3)</text:span></text:p>
      <text:p text:style-name="P3"/>
      <text:p text:style-name="P1">- <text:span text:style-name="T1">Ron : très surpris et jalou (3 points)</text:span></text:p>
      <text:p text:style-name="P1">- <text:span text:style-name="T1">Hermione : indifférente (2 points)</text:span></text:p>
      <text:p text:style-name="P1"/>
      <text:p text:style-name="P14">Total : 5 po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00:21:24.972747719</meta:creation-date>
    <dc:date>2019-04-24T15:25:28.663681852</dc:date>
    <meta:editing-duration>PT48M3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342" meta:character-count="1684" meta:non-whitespace-character-count="1376"/>
  </office:meta>
</office:document-meta>
</file>